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pcode</text:p>
          </table:table-cell>
          <table:table-cell office:value-type="string" calcext:value-type="string">
            <text:p>Opcode (hex)</text:p>
          </table:table-cell>
          <table:table-cell table:style-name="Default" office:value-type="string" calcext:value-type="string">
            <text:p>Address mode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&quot;0x&quot;;DEC2HEX([.C3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&quot;0x&quot;;DEC2HEX([.C4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&quot;0x&quot;;DEC2HEX([.C5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&quot;0x&quot;;DEC2HEX([.C6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table:formula="of:=CONCATENATE(&quot;0x&quot;;DEC2HEX([.C7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&quot;0x&quot;;DEC2HEX([.C8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&quot;0x&quot;;DEC2HEX([.C9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&quot;0x&quot;;DEC2HEX([.C10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&quot;0x&quot;;DEC2HEX([.C11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table:formula="of:=CONCATENATE(&quot;0x&quot;;DEC2HEX([.C12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table:formula="of:=CONCATENATE(&quot;0x&quot;;DEC2HEX([.C13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table:formula="of:=CONCATENATE(&quot;0x&quot;;DEC2HEX([.C14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table:formula="of:=CONCATENATE(&quot;0x&quot;;DEC2HEX([.C15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09" calcext:value-type="float">
            <text:p>109</text:p>
          </table:table-cell>
          <table:table-cell table:formula="of:=CONCATENATE(&quot;0x&quot;;DEC2HEX([.C16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CONCATENATE(&quot;0x&quot;;DEC2HEX([.C17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table:formula="of:=CONCATENATE(&quot;0x&quot;;DEC2HEX([.C18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CONCATENATE(&quot;0x&quot;;DEC2HEX([.C19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table:formula="of:=CONCATENATE(&quot;0x&quot;;DEC2HEX([.C20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42" calcext:value-type="float">
            <text:p>142</text:p>
          </table:table-cell>
          <table:table-cell table:formula="of:=CONCATENATE(&quot;0x&quot;;DEC2HEX([.C21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43" calcext:value-type="float">
            <text:p>143</text:p>
          </table:table-cell>
          <table:table-cell table:formula="of:=CONCATENATE(&quot;0x&quot;;DEC2HEX([.C22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72" calcext:value-type="float">
            <text:p>172</text:p>
          </table:table-cell>
          <table:table-cell table:formula="of:=CONCATENATE(&quot;0x&quot;;DEC2HEX([.C23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73" calcext:value-type="float">
            <text:p>173</text:p>
          </table:table-cell>
          <table:table-cell table:formula="of:=CONCATENATE(&quot;0x&quot;;DEC2HEX([.C24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74" calcext:value-type="float">
            <text:p>174</text:p>
          </table:table-cell>
          <table:table-cell table:formula="of:=CONCATENATE(&quot;0x&quot;;DEC2HEX([.C25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175" calcext:value-type="float">
            <text:p>175</text:p>
          </table:table-cell>
          <table:table-cell table:formula="of:=CONCATENATE(&quot;0x&quot;;DEC2HEX([.C26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04" calcext:value-type="float">
            <text:p>204</text:p>
          </table:table-cell>
          <table:table-cell table:formula="of:=CONCATENATE(&quot;0x&quot;;DEC2HEX([.C2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05" calcext:value-type="float">
            <text:p>205</text:p>
          </table:table-cell>
          <table:table-cell table:formula="of:=CONCATENATE(&quot;0x&quot;;DEC2HEX([.C2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06" calcext:value-type="float">
            <text:p>206</text:p>
          </table:table-cell>
          <table:table-cell table:formula="of:=CONCATENATE(&quot;0x&quot;;DEC2HEX([.C2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07" calcext:value-type="float">
            <text:p>207</text:p>
          </table:table-cell>
          <table:table-cell table:formula="of:=CONCATENATE(&quot;0x&quot;;DEC2HEX([.C3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36" calcext:value-type="float">
            <text:p>236</text:p>
          </table:table-cell>
          <table:table-cell table:formula="of:=CONCATENATE(&quot;0x&quot;;DEC2HEX([.C31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37" calcext:value-type="float">
            <text:p>237</text:p>
          </table:table-cell>
          <table:table-cell table:formula="of:=CONCATENATE(&quot;0x&quot;;DEC2HEX([.C32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38" calcext:value-type="float">
            <text:p>238</text:p>
          </table:table-cell>
          <table:table-cell table:formula="of:=CONCATENATE(&quot;0x&quot;;DEC2HEX([.C33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39" calcext:value-type="float">
            <text:p>239</text:p>
          </table:table-cell>
          <table:table-cell table:formula="of:=CONCATENATE(&quot;0x&quot;;DEC2HEX([.C34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&quot;0x&quot;;DEC2HEX([.C35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&quot;0x&quot;;DEC2HEX([.C36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&quot;0x&quot;;DEC2HEX([.C37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&quot;0x&quot;;DEC2HEX([.C38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table:formula="of:=CONCATENATE(&quot;0x&quot;;DEC2HEX([.C39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&quot;0x&quot;;DEC2HEX([.C40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&quot;0x&quot;;DEC2HEX([.C41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&quot;0x&quot;;DEC2HEX([.C42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92" calcext:value-type="float">
            <text:p>92</text:p>
          </table:table-cell>
          <table:table-cell table:formula="of:=CONCATENATE(&quot;0x&quot;;DEC2HEX([.C43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table:formula="of:=CONCATENATE(&quot;0x&quot;;DEC2HEX([.C44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table:formula="of:=CONCATENATE(&quot;0x&quot;;DEC2HEX([.C45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table:formula="of:=CONCATENATE(&quot;0x&quot;;DEC2HEX([.C46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24" calcext:value-type="float">
            <text:p>124</text:p>
          </table:table-cell>
          <table:table-cell table:formula="of:=CONCATENATE(&quot;0x&quot;;DEC2HEX([.C4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25" calcext:value-type="float">
            <text:p>125</text:p>
          </table:table-cell>
          <table:table-cell table:formula="of:=CONCATENATE(&quot;0x&quot;;DEC2HEX([.C4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table:formula="of:=CONCATENATE(&quot;0x&quot;;DEC2HEX([.C4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27" calcext:value-type="float">
            <text:p>127</text:p>
          </table:table-cell>
          <table:table-cell table:formula="of:=CONCATENATE(&quot;0x&quot;;DEC2HEX([.C5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56" calcext:value-type="float">
            <text:p>156</text:p>
          </table:table-cell>
          <table:table-cell table:formula="of:=CONCATENATE(&quot;0x&quot;;DEC2HEX([.C51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57" calcext:value-type="float">
            <text:p>157</text:p>
          </table:table-cell>
          <table:table-cell table:formula="of:=CONCATENATE(&quot;0x&quot;;DEC2HEX([.C52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88" calcext:value-type="float">
            <text:p>188</text:p>
          </table:table-cell>
          <table:table-cell table:formula="of:=CONCATENATE(&quot;0x&quot;;DEC2HEX([.C53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189" calcext:value-type="float">
            <text:p>189</text:p>
          </table:table-cell>
          <table:table-cell table:formula="of:=CONCATENATE(&quot;0x&quot;;DEC2HEX([.C54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20" calcext:value-type="float">
            <text:p>220</text:p>
          </table:table-cell>
          <table:table-cell table:formula="of:=CONCATENATE(&quot;0x&quot;;DEC2HEX([.C55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table:formula="of:=CONCATENATE(&quot;0x&quot;;DEC2HEX([.C56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22" calcext:value-type="float">
            <text:p>222</text:p>
          </table:table-cell>
          <table:table-cell table:formula="of:=CONCATENATE(&quot;0x&quot;;DEC2HEX([.C57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23" calcext:value-type="float">
            <text:p>223</text:p>
          </table:table-cell>
          <table:table-cell table:formula="of:=CONCATENATE(&quot;0x&quot;;DEC2HEX([.C58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52" calcext:value-type="float">
            <text:p>252</text:p>
          </table:table-cell>
          <table:table-cell table:formula="of:=CONCATENATE(&quot;0x&quot;;DEC2HEX([.C59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table:formula="of:=CONCATENATE(&quot;0x&quot;;DEC2HEX([.C60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54" calcext:value-type="float">
            <text:p>254</text:p>
          </table:table-cell>
          <table:table-cell table:formula="of:=CONCATENATE(&quot;0x&quot;;DEC2HEX([.C61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55" calcext:value-type="float">
            <text:p>255</text:p>
          </table:table-cell>
          <table:table-cell table:formula="of:=CONCATENATE(&quot;0x&quot;;DEC2HEX([.C62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&quot;0x&quot;;DEC2HEX([.C63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&quot;0x&quot;;DEC2HEX([.C64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&quot;0x&quot;;DEC2HEX([.C65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&quot;0x&quot;;DEC2HEX([.C66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table:formula="of:=CONCATENATE(&quot;0x&quot;;DEC2HEX([.C67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table:formula="of:=CONCATENATE(&quot;0x&quot;;DEC2HEX([.C68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table:formula="of:=CONCATENATE(&quot;0x&quot;;DEC2HEX([.C69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table:formula="of:=CONCATENATE(&quot;0x&quot;;DEC2HEX([.C70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53" calcext:value-type="float">
            <text:p>153</text:p>
          </table:table-cell>
          <table:table-cell table:formula="of:=CONCATENATE(&quot;0x&quot;;DEC2HEX([.C71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55" calcext:value-type="float">
            <text:p>155</text:p>
          </table:table-cell>
          <table:table-cell table:formula="of:=CONCATENATE(&quot;0x&quot;;DEC2HEX([.C72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58" calcext:value-type="float">
            <text:p>158</text:p>
          </table:table-cell>
          <table:table-cell table:formula="of:=CONCATENATE(&quot;0x&quot;;DEC2HEX([.C73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59" calcext:value-type="float">
            <text:p>159</text:p>
          </table:table-cell>
          <table:table-cell table:formula="of:=CONCATENATE(&quot;0x&quot;;DEC2HEX([.C74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85" calcext:value-type="float">
            <text:p>185</text:p>
          </table:table-cell>
          <table:table-cell table:formula="of:=CONCATENATE(&quot;0x&quot;;DEC2HEX([.C75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87" calcext:value-type="float">
            <text:p>187</text:p>
          </table:table-cell>
          <table:table-cell table:formula="of:=CONCATENATE(&quot;0x&quot;;DEC2HEX([.C76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90" calcext:value-type="float">
            <text:p>190</text:p>
          </table:table-cell>
          <table:table-cell table:formula="of:=CONCATENATE(&quot;0x&quot;;DEC2HEX([.C77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table:formula="of:=CONCATENATE(&quot;0x&quot;;DEC2HEX([.C78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217" calcext:value-type="float">
            <text:p>217</text:p>
          </table:table-cell>
          <table:table-cell table:formula="of:=CONCATENATE(&quot;0x&quot;;DEC2HEX([.C79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219" calcext:value-type="float">
            <text:p>219</text:p>
          </table:table-cell>
          <table:table-cell table:formula="of:=CONCATENATE(&quot;0x&quot;;DEC2HEX([.C80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249" calcext:value-type="float">
            <text:p>249</text:p>
          </table:table-cell>
          <table:table-cell table:formula="of:=CONCATENATE(&quot;0x&quot;;DEC2HEX([.C81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table:formula="of:=CONCATENATE(&quot;0x&quot;;DEC2HEX([.C82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&quot;0x&quot;;DEC2HEX([.C8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&quot;0x&quot;;DEC2HEX([.C84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table:formula="of:=CONCATENATE(&quot;0x&quot;;DEC2HEX([.C85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number-columns-repeated="2"/>
          <table:table-cell office:value-type="float" office:value="106" calcext:value-type="float">
            <text:p>106</text:p>
          </table:table-cell>
          <table:table-cell table:formula="of:=CONCATENATE(&quot;0x&quot;;DEC2HEX([.C86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&quot;0x&quot;;DEC2HEX([.C87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&quot;0x&quot;;DEC2HEX([.C88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&quot;0x&quot;;DEC2HEX([.C89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&quot;0x&quot;;DEC2HEX([.C90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table:formula="of:=CONCATENATE(&quot;0x&quot;;DEC2HEX([.C91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75" calcext:value-type="float">
            <text:p>75</text:p>
          </table:table-cell>
          <table:table-cell table:formula="of:=CONCATENATE(&quot;0x&quot;;DEC2HEX([.C92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table:formula="of:=CONCATENATE(&quot;0x&quot;;DEC2HEX([.C93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07" calcext:value-type="float">
            <text:p>107</text:p>
          </table:table-cell>
          <table:table-cell table:formula="of:=CONCATENATE(&quot;0x&quot;;DEC2HEX([.C94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table:formula="of:=CONCATENATE(&quot;0x&quot;;DEC2HEX([.C95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30" calcext:value-type="float">
            <text:p>130</text:p>
          </table:table-cell>
          <table:table-cell table:formula="of:=CONCATENATE(&quot;0x&quot;;DEC2HEX([.C96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37" calcext:value-type="float">
            <text:p>137</text:p>
          </table:table-cell>
          <table:table-cell table:formula="of:=CONCATENATE(&quot;0x&quot;;DEC2HEX([.C97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39" calcext:value-type="float">
            <text:p>139</text:p>
          </table:table-cell>
          <table:table-cell table:formula="of:=CONCATENATE(&quot;0x&quot;;DEC2HEX([.C98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table:formula="of:=CONCATENATE(&quot;0x&quot;;DEC2HEX([.C99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62" calcext:value-type="float">
            <text:p>162</text:p>
          </table:table-cell>
          <table:table-cell table:formula="of:=CONCATENATE(&quot;0x&quot;;DEC2HEX([.C100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69" calcext:value-type="float">
            <text:p>169</text:p>
          </table:table-cell>
          <table:table-cell table:formula="of:=CONCATENATE(&quot;0x&quot;;DEC2HEX([.C101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table:formula="of:=CONCATENATE(&quot;0x&quot;;DEC2HEX([.C102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92" calcext:value-type="float">
            <text:p>192</text:p>
          </table:table-cell>
          <table:table-cell table:formula="of:=CONCATENATE(&quot;0x&quot;;DEC2HEX([.C103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194" calcext:value-type="float">
            <text:p>194</text:p>
          </table:table-cell>
          <table:table-cell table:formula="of:=CONCATENATE(&quot;0x&quot;;DEC2HEX([.C104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table:formula="of:=CONCATENATE(&quot;0x&quot;;DEC2HEX([.C105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203" calcext:value-type="float">
            <text:p>203</text:p>
          </table:table-cell>
          <table:table-cell table:formula="of:=CONCATENATE(&quot;0x&quot;;DEC2HEX([.C1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formula="of:=CONCATENATE(&quot;0x&quot;;DEC2HEX([.C10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226" calcext:value-type="float">
            <text:p>226</text:p>
          </table:table-cell>
          <table:table-cell table:formula="of:=CONCATENATE(&quot;0x&quot;;DEC2HEX([.C108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table:formula="of:=CONCATENATE(&quot;0x&quot;;DEC2HEX([.C109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235" calcext:value-type="float">
            <text:p>235</text:p>
          </table:table-cell>
          <table:table-cell table:formula="of:=CONCATENATE(&quot;0x&quot;;DEC2HEX([.C110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CONCATENATE(&quot;0x&quot;;DEC2HEX([.C111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&quot;0x&quot;;DEC2HEX([.C112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3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&quot;0x&quot;;DEC2HEX([.C114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115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&quot;0x&quot;;DEC2HEX([.C116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&quot;0x&quot;;DEC2HEX([.C11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118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&quot;0x&quot;;DEC2HEX([.C119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120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&quot;0x&quot;;DEC2HEX([.C12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122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&quot;0x&quot;;DEC2HEX([.C123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124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table:formula="of:=CONCATENATE(&quot;0x&quot;;DEC2HEX([.C12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126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CONCATENATE(&quot;0x&quot;;DEC2HEX([.C127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128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table:formula="of:=CONCATENATE(&quot;0x&quot;;DEC2HEX([.C129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30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table:formula="of:=CONCATENATE(&quot;0x&quot;;DEC2HEX([.C131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32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formula="of:=CONCATENATE(&quot;0x&quot;;DEC2HEX([.C133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4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35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46" calcext:value-type="float">
            <text:p>146</text:p>
          </table:table-cell>
          <table:table-cell table:formula="of:=CONCATENATE(&quot;0x&quot;;DEC2HEX([.C136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37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38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39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40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78" calcext:value-type="float">
            <text:p>178</text:p>
          </table:table-cell>
          <table:table-cell table:formula="of:=CONCATENATE(&quot;0x&quot;;DEC2HEX([.C14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42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43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144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14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10" calcext:value-type="float">
            <text:p>210</text:p>
          </table:table-cell>
          <table:table-cell table:formula="of:=CONCATENATE(&quot;0x&quot;;DEC2HEX([.C146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147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18" calcext:value-type="float">
            <text:p>218</text:p>
          </table:table-cell>
          <table:table-cell table:formula="of:=CONCATENATE(&quot;0x&quot;;DEC2HEX([.C148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149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34" calcext:value-type="float">
            <text:p>234</text:p>
          </table:table-cell>
          <table:table-cell table:formula="of:=CONCATENATE(&quot;0x&quot;;DEC2HEX([.C150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42" calcext:value-type="float">
            <text:p>242</text:p>
          </table:table-cell>
          <table:table-cell table:formula="of:=CONCATENATE(&quot;0x&quot;;DEC2HEX([.C151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152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250" calcext:value-type="float">
            <text:p>250</text:p>
          </table:table-cell>
          <table:table-cell table:formula="of:=CONCATENATE(&quot;0x&quot;;DEC2HEX([.C1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54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CONCATENATE(&quot;0x&quot;;DEC2HEX([.C155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CONCATENATE(&quot;0x&quot;;DEC2HEX([.C15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&quot;0x&quot;;DEC2HEX([.C157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&quot;0x&quot;;DEC2HEX([.C15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&quot;0x&quot;;DEC2HEX([.C159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&quot;0x&quot;;DEC2HEX([.C16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table:formula="of:=CONCATENATE(&quot;0x&quot;;DEC2HEX([.C161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table:formula="of:=CONCATENATE(&quot;0x&quot;;DEC2HEX([.C16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163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16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table:formula="of:=CONCATENATE(&quot;0x&quot;;DEC2HEX([.C165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table:formula="of:=CONCATENATE(&quot;0x&quot;;DEC2HEX([.C167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95" calcext:value-type="float">
            <text:p>195</text:p>
          </table:table-cell>
          <table:table-cell table:formula="of:=CONCATENATE(&quot;0x&quot;;DEC2HEX([.C16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table:formula="of:=CONCATENATE(&quot;0x&quot;;DEC2HEX([.C169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227" calcext:value-type="float">
            <text:p>227</text:p>
          </table:table-cell>
          <table:table-cell table:formula="of:=CONCATENATE(&quot;0x&quot;;DEC2HEX([.C17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&quot;0x&quot;;DEC2HEX([.C171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&quot;0x&quot;;DEC2HEX([.C17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&quot;0x&quot;;DEC2HEX([.C173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&quot;0x&quot;;DEC2HEX([.C17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table:formula="of:=CONCATENATE(&quot;0x&quot;;DEC2HEX([.C175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table:formula="of:=CONCATENATE(&quot;0x&quot;;DEC2HEX([.C17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177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17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179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47" calcext:value-type="float">
            <text:p>147</text:p>
          </table:table-cell>
          <table:table-cell table:formula="of:=CONCATENATE(&quot;0x&quot;;DEC2HEX([.C18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77" calcext:value-type="float">
            <text:p>177</text:p>
          </table:table-cell>
          <table:table-cell table:formula="of:=CONCATENATE(&quot;0x&quot;;DEC2HEX([.C181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209" calcext:value-type="float">
            <text:p>209</text:p>
          </table:table-cell>
          <table:table-cell table:formula="of:=CONCATENATE(&quot;0x&quot;;DEC2HEX([.C183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table:formula="of:=CONCATENATE(&quot;0x&quot;;DEC2HEX([.C18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table:formula="of:=CONCATENATE(&quot;0x&quot;;DEC2HEX([.C185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243" calcext:value-type="float">
            <text:p>243</text:p>
          </table:table-cell>
          <table:table-cell table:formula="of:=CONCATENATE(&quot;0x&quot;;DEC2HEX([.C18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&quot;0x&quot;;DEC2HEX([.C187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&quot;0x&quot;;DEC2HEX([.C188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CONCATENATE(&quot;0x&quot;;DEC2HEX([.C189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190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191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table:formula="of:=CONCATENATE(&quot;0x&quot;;DEC2HEX([.C192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208" calcext:value-type="float">
            <text:p>208</text:p>
          </table:table-cell>
          <table:table-cell table:formula="of:=CONCATENATE(&quot;0x&quot;;DEC2HEX([.C193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table:formula="of:=CONCATENATE(&quot;0x&quot;;DEC2HEX([.C194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CONCATENATE(&quot;0x&quot;;DEC2HEX([.C195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CONCATENATE(&quot;0x&quot;;DEC2HEX([.C196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CONCATENATE(&quot;0x&quot;;DEC2HEX([.C197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&quot;0x&quot;;DEC2HEX([.C198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&quot;0x&quot;;DEC2HEX([.C19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&quot;0x&quot;;DEC2HEX([.C20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&quot;0x&quot;;DEC2HEX([.C20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&quot;0x&quot;;DEC2HEX([.C20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table:formula="of:=CONCATENATE(&quot;0x&quot;;DEC2HEX([.C203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&quot;0x&quot;;DEC2HEX([.C204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CONCATENATE(&quot;0x&quot;;DEC2HEX([.C205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table:formula="of:=CONCATENATE(&quot;0x&quot;;DEC2HEX([.C206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formula="of:=CONCATENATE(&quot;0x&quot;;DEC2HEX([.C207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table:formula="of:=CONCATENATE(&quot;0x&quot;;DEC2HEX([.C208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table:formula="of:=CONCATENATE(&quot;0x&quot;;DEC2HEX([.C209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03" calcext:value-type="float">
            <text:p>103</text:p>
          </table:table-cell>
          <table:table-cell table:formula="of:=CONCATENATE(&quot;0x&quot;;DEC2HEX([.C210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211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212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213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214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64" calcext:value-type="float">
            <text:p>164</text:p>
          </table:table-cell>
          <table:table-cell table:formula="of:=CONCATENATE(&quot;0x&quot;;DEC2HEX([.C215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65" calcext:value-type="float">
            <text:p>165</text:p>
          </table:table-cell>
          <table:table-cell table:formula="of:=CONCATENATE(&quot;0x&quot;;DEC2HEX([.C216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66" calcext:value-type="float">
            <text:p>166</text:p>
          </table:table-cell>
          <table:table-cell table:formula="of:=CONCATENATE(&quot;0x&quot;;DEC2HEX([.C217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67" calcext:value-type="float">
            <text:p>167</text:p>
          </table:table-cell>
          <table:table-cell table:formula="of:=CONCATENATE(&quot;0x&quot;;DEC2HEX([.C218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table:formula="of:=CONCATENATE(&quot;0x&quot;;DEC2HEX([.C21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97" calcext:value-type="float">
            <text:p>197</text:p>
          </table:table-cell>
          <table:table-cell table:formula="of:=CONCATENATE(&quot;0x&quot;;DEC2HEX([.C22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table:formula="of:=CONCATENATE(&quot;0x&quot;;DEC2HEX([.C22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199" calcext:value-type="float">
            <text:p>199</text:p>
          </table:table-cell>
          <table:table-cell table:formula="of:=CONCATENATE(&quot;0x&quot;;DEC2HEX([.C22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228" calcext:value-type="float">
            <text:p>228</text:p>
          </table:table-cell>
          <table:table-cell table:formula="of:=CONCATENATE(&quot;0x&quot;;DEC2HEX([.C223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229" calcext:value-type="float">
            <text:p>229</text:p>
          </table:table-cell>
          <table:table-cell table:formula="of:=CONCATENATE(&quot;0x&quot;;DEC2HEX([.C224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230" calcext:value-type="float">
            <text:p>230</text:p>
          </table:table-cell>
          <table:table-cell table:formula="of:=CONCATENATE(&quot;0x&quot;;DEC2HEX([.C225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table:formula="of:=CONCATENATE(&quot;0x&quot;;DEC2HEX([.C226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&quot;0x&quot;;DEC2HEX([.C227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&quot;0x&quot;;DEC2HEX([.C228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&quot;0x&quot;;DEC2HEX([.C229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&quot;0x&quot;;DEC2HEX([.C230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&quot;0x&quot;;DEC2HEX([.C231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&quot;0x&quot;;DEC2HEX([.C232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&quot;0x&quot;;DEC2HEX([.C233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&quot;0x&quot;;DEC2HEX([.C234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table:formula="of:=CONCATENATE(&quot;0x&quot;;DEC2HEX([.C235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table:formula="of:=CONCATENATE(&quot;0x&quot;;DEC2HEX([.C236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table:formula="of:=CONCATENATE(&quot;0x&quot;;DEC2HEX([.C237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table:formula="of:=CONCATENATE(&quot;0x&quot;;DEC2HEX([.C238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16" calcext:value-type="float">
            <text:p>116</text:p>
          </table:table-cell>
          <table:table-cell table:formula="of:=CONCATENATE(&quot;0x&quot;;DEC2HEX([.C23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24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24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24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243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244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CONCATENATE(&quot;0x&quot;;DEC2HEX([.C245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table:formula="of:=CONCATENATE(&quot;0x&quot;;DEC2HEX([.C246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12" calcext:value-type="float">
            <text:p>212</text:p>
          </table:table-cell>
          <table:table-cell table:formula="of:=CONCATENATE(&quot;0x&quot;;DEC2HEX([.C247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13" calcext:value-type="float">
            <text:p>213</text:p>
          </table:table-cell>
          <table:table-cell table:formula="of:=CONCATENATE(&quot;0x&quot;;DEC2HEX([.C248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table:formula="of:=CONCATENATE(&quot;0x&quot;;DEC2HEX([.C249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table:formula="of:=CONCATENATE(&quot;0x&quot;;DEC2HEX([.C250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44" calcext:value-type="float">
            <text:p>244</text:p>
          </table:table-cell>
          <table:table-cell table:formula="of:=CONCATENATE(&quot;0x&quot;;DEC2HEX([.C251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45" calcext:value-type="float">
            <text:p>245</text:p>
          </table:table-cell>
          <table:table-cell table:formula="of:=CONCATENATE(&quot;0x&quot;;DEC2HEX([.C252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table:formula="of:=CONCATENATE(&quot;0x&quot;;DEC2HEX([.C253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247" calcext:value-type="float">
            <text:p>247</text:p>
          </table:table-cell>
          <table:table-cell table:formula="of:=CONCATENATE(&quot;0x&quot;;DEC2HEX([.C254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255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256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257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258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</table:table-row>
      </table:table>
      <table:named-expressions/>
      <table:database-ranges>
        <table:database-range table:name="__Anonymous_Sheet_DB__0" table:target-range-address="Planilha1.C2:Planilha1.E25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3:35:52.021000000</meta:creation-date>
    <dc:date>2021-03-22T14:00:37.156000000</dc:date>
    <meta:editing-duration>PT3M</meta:editing-duration>
    <meta:editing-cycles>1</meta:editing-cycles>
    <meta:document-statistic meta:table-count="1" meta:cell-count="772" meta:object-count="0"/>
    <meta:generator>LibreOffice/7.1.1.2$Windows_X86_64 LibreOffice_project/fe0b08f4af1bacafe4c7ecc87ce55bb426164676</meta:generator>
  </office:meta>
</office:document-meta>
</file>